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Text_20_body">
      <style:text-properties officeooo:rsid="001d15b3" officeooo:paragraph-rsid="001d15b3"/>
    </style:style>
    <style:style style:name="P16" style:family="paragraph" style:parent-style-name="Text_20_body">
      <style:text-properties officeooo:rsid="001fe2a7" officeooo:paragraph-rsid="001fe2a7"/>
    </style:style>
    <style:style style:name="P17" style:family="paragraph" style:parent-style-name="Text_20_body">
      <style:text-properties officeooo:rsid="00207de6" officeooo:paragraph-rsid="00207de6"/>
    </style:style>
    <style:style style:name="P18" style:family="paragraph" style:parent-style-name="Heading_20_1">
      <style:text-properties officeooo:paragraph-rsid="00059970"/>
    </style:style>
    <style:style style:name="P19" style:family="paragraph" style:parent-style-name="Heading_20_1">
      <style:text-properties officeooo:paragraph-rsid="00078eb4"/>
    </style:style>
    <style:style style:name="P20" style:family="paragraph" style:parent-style-name="Heading_20_1">
      <style:text-properties officeooo:paragraph-rsid="000e02d1"/>
    </style:style>
    <style:style style:name="P21" style:family="paragraph" style:parent-style-name="Heading_20_1">
      <style:text-properties officeooo:paragraph-rsid="001098e1"/>
    </style:style>
    <style:style style:name="P22" style:family="paragraph" style:parent-style-name="Heading_20_1">
      <style:text-properties officeooo:paragraph-rsid="00122ed4"/>
    </style:style>
    <style:style style:name="P23" style:family="paragraph" style:parent-style-name="Heading_20_1">
      <style:text-properties officeooo:paragraph-rsid="0014bf5e"/>
    </style:style>
    <style:style style:name="P24" style:family="paragraph" style:parent-style-name="Heading_20_1">
      <style:text-properties officeooo:paragraph-rsid="0016ad09"/>
    </style:style>
    <style:style style:name="P25" style:family="paragraph" style:parent-style-name="Heading_20_1">
      <style:text-properties officeooo:paragraph-rsid="00184554"/>
    </style:style>
    <style:style style:name="P26" style:family="paragraph" style:parent-style-name="Heading_20_1">
      <style:text-properties officeooo:paragraph-rsid="00185db7"/>
    </style:style>
    <style:style style:name="P27" style:family="paragraph" style:parent-style-name="Heading_20_1">
      <style:text-properties officeooo:paragraph-rsid="0019c029"/>
    </style:style>
    <style:style style:name="P28" style:family="paragraph" style:parent-style-name="Heading_20_1">
      <style:text-properties officeooo:paragraph-rsid="001ad7e8"/>
    </style:style>
    <style:style style:name="P29" style:family="paragraph" style:parent-style-name="Heading_20_1">
      <style:text-properties officeooo:paragraph-rsid="001bed90"/>
    </style:style>
    <style:style style:name="P30" style:family="paragraph" style:parent-style-name="Heading_20_1">
      <style:text-properties officeooo:paragraph-rsid="001fe2a7"/>
    </style:style>
    <style:style style:name="P31" style:family="paragraph" style:parent-style-name="Heading_20_1">
      <style:text-properties officeooo:paragraph-rsid="00207de6"/>
    </style:style>
    <style:style style:name="P32" style:family="paragraph" style:parent-style-name="Heading_20_1">
      <style:text-properties officeooo:paragraph-rsid="0024202b"/>
    </style:style>
    <style:style style:name="P33" style:family="paragraph" style:parent-style-name="Heading_20_1">
      <style:text-properties officeooo:paragraph-rsid="00257a93"/>
    </style:style>
    <style:style style:name="P34" style:family="paragraph" style:parent-style-name="Text_20_body">
      <style:text-properties officeooo:rsid="0024202b" officeooo:paragraph-rsid="0024202b"/>
    </style:style>
    <style:style style:name="P35" style:family="paragraph" style:parent-style-name="Text_20_body">
      <style:text-properties officeooo:rsid="00257a93" officeooo:paragraph-rsid="00257a93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  <style:style style:name="T26" style:family="text">
      <style:text-properties officeooo:rsid="00207de6"/>
    </style:style>
    <style:style style:name="T27" style:family="text">
      <style:text-properties officeooo:rsid="0020d408"/>
    </style:style>
    <style:style style:name="T28" style:family="text">
      <style:text-properties officeooo:rsid="0023ee94"/>
    </style:style>
    <style:style style:name="T29" style:family="text">
      <style:text-properties officeooo:rsid="0024202b"/>
    </style:style>
    <style:style style:name="T30" style:family="text">
      <style:text-properties officeooo:rsid="0024801f"/>
    </style:style>
    <style:style style:name="T31" style:family="text">
      <style:text-properties officeooo:rsid="00257a93"/>
    </style:style>
    <style:style style:name="T32" style:family="text">
      <style:text-properties officeooo:rsid="0026a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8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9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20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21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22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3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4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5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6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27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28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29" text:outline-level="1"><text:span text:style-name="T22">02</text:span>/0<text:span text:style-name="T22">3</text:span>/2024 – <text:span text:style-name="T22">22:</text:span><text:span text:style-name="T24">29</text:span></text:h>
      <text:p text:style-name="P15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30" text:outline-level="1"><text:span text:style-name="T22">0</text:span><text:span text:style-name="T25">4</text:span>/0<text:span text:style-name="T22">3</text:span>/2024 – <text:span text:style-name="T25">19:05</text:span></text:h>
      <text:p text:style-name="P16">Mise à jour des bases du moteur (VAOs, textures et Shaders), pour préparer à l’arrivée des MOBs, et faciliter l’utilisation du moteur aux autres développeurs. Ajout du mod MOB_Loader pour préparer à l’arrivée des MOBs. Modifications de certains paramètres Basix.</text:p>
      <text:h text:style-name="P31" text:outline-level="1"><text:span text:style-name="T22">0</text:span><text:span text:style-name="T26">5</text:span>/0<text:span text:style-name="T22">3</text:span>/2024 –<text:span text:style-name="T26">22:3</text:span><text:span text:style-name="T28">7</text:span></text:h>
      <text:p text:style-name="P17">Début du développement des MOBs. Ajout du chunk « include », « data », « texture » et « vbos ». Texture implémenté (sous certains formats), et commencement de l’implémentation de VBOs. <text:span text:style-name="T27">Reformulation des VBOs dans model.h pour permettre une utilisation plus simple.</text:span></text:p>
      <text:h text:style-name="P32" text:outline-level="1"><text:span text:style-name="T29">10</text:span>/0<text:span text:style-name="T22">3</text:span>/2024 –<text:span text:style-name="T29">18:</text:span><text:span text:style-name="T30">57</text:span></text:h>
      <text:p text:style-name="P34">Grosse avancée sur les MOBs, qui peuvent maintenant remplacer en partie le dossier assets. Ajout du mod P_Army, pour pouvoir tester plein de trucs 3D avec un thème que j’aime bien : l’armée. Ajout du P_Tank, représentant un char de combat.</text:p>
      <text:h text:style-name="P33" text:outline-level="1">1<text:span text:style-name="T31">1</text:span>/0<text:span text:style-name="T22">3</text:span>/2024 –1<text:span text:style-name="T31">4:05</text:span></text:h>
      <text:p text:style-name="P35">Dernier commit avant Matix9, modification du projet pour convenir à la nouvelle version de <text:span text:style-name="T32">Basix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11T14:03:43.631000000</dc:date>
    <meta:editing-duration>PT43M23S</meta:editing-duration>
    <meta:editing-cycles>42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7" meta:word-count="495" meta:character-count="3290" meta:non-whitespace-character-count="2819"/>
  </office:meta>
</office:document-meta>
</file>